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Arial" svg:font-family="Arial" style:font-family-generic="swiss"/>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3.036cm" style:rel-column-width="11702*"/>
    </style:style>
    <style:style style:name="Tabelle1.B" style:family="table-column">
      <style:table-column-properties style:column-width="13.965cm" style:rel-column-width="53833*"/>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3.082cm" style:rel-column-width="11878*"/>
    </style:style>
    <style:style style:name="Tabelle2.B" style:family="table-column">
      <style:table-column-properties style:column-width="13.919cm" style:rel-column-width="53657*"/>
    </style:style>
    <style:style style:name="Tabelle2.A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12dbb" officeooo:paragraph-rsid="00112dbb"/>
    </style:style>
    <style:style style:name="P2" style:family="paragraph" style:parent-style-name="Text_20_body">
      <style:text-properties officeooo:rsid="00186aa5" officeooo:paragraph-rsid="00186aa5"/>
    </style:style>
    <style:style style:name="P3" style:family="paragraph" style:parent-style-name="Title">
      <style:text-properties officeooo:rsid="000fc3f1" officeooo:paragraph-rsid="000fc3f1"/>
    </style:style>
    <style:style style:name="P4" style:family="paragraph" style:parent-style-name="Subtitle">
      <style:text-properties officeooo:rsid="000fc3f1" officeooo:paragraph-rsid="000fc3f1"/>
    </style:style>
    <style:style style:name="P5" style:family="paragraph" style:parent-style-name="Subtitle">
      <style:paragraph-properties fo:break-before="page"/>
      <style:text-properties officeooo:rsid="00186aa5" officeooo:paragraph-rsid="00186aa5"/>
    </style:style>
    <style:style style:name="P6" style:family="paragraph" style:parent-style-name="Table_20_Contents">
      <style:text-properties fo:font-size="11pt" officeooo:rsid="00112dbb" officeooo:paragraph-rsid="00158e0a" style:font-size-asian="11pt" style:font-size-complex="11pt"/>
    </style:style>
    <style:style style:name="P7" style:family="paragraph" style:parent-style-name="Table_20_Contents">
      <style:text-properties fo:font-size="11pt" officeooo:rsid="0013acc1" officeooo:paragraph-rsid="0013acc1" style:font-size-asian="11pt" style:font-size-complex="11pt"/>
    </style:style>
    <style:style style:name="P8" style:family="paragraph" style:parent-style-name="Table_20_Contents">
      <style:text-properties fo:font-size="11pt" officeooo:rsid="00158e0a" officeooo:paragraph-rsid="00158e0a" style:font-size-asian="11pt" style:font-size-complex="11pt"/>
    </style:style>
    <style:style style:name="P9" style:family="paragraph" style:parent-style-name="Table_20_Contents">
      <style:text-properties fo:font-size="11pt" officeooo:rsid="001750b2" officeooo:paragraph-rsid="001750b2" style:font-size-asian="11pt" style:font-size-complex="11pt"/>
    </style:style>
    <style:style style:name="P10" style:family="paragraph" style:parent-style-name="Table_20_Contents">
      <style:text-properties fo:font-size="11pt" officeooo:rsid="001808b3" officeooo:paragraph-rsid="001808b3" style:font-size-asian="11pt" style:font-size-complex="11pt"/>
    </style:style>
    <style:style style:name="P11" style:family="paragraph" style:parent-style-name="Table_20_Contents">
      <style:text-properties fo:font-size="11pt" officeooo:rsid="0019e324" officeooo:paragraph-rsid="0019e324" style:font-size-asian="11pt" style:font-size-complex="11pt"/>
    </style:style>
    <style:style style:name="P12" style:family="paragraph" style:parent-style-name="Table_20_Contents">
      <style:text-properties fo:font-size="11pt" officeooo:rsid="001ae804" officeooo:paragraph-rsid="001ae804" style:font-size-asian="11pt" style:font-size-complex="11pt"/>
    </style:style>
    <style:style style:name="P13" style:family="paragraph" style:parent-style-name="Table_20_Contents">
      <style:text-properties fo:font-size="11pt" fo:font-weight="bold" officeooo:rsid="00112dbb" officeooo:paragraph-rsid="00112dbb" style:font-size-asian="11pt" style:font-weight-asian="bold" style:font-size-complex="11pt" style:font-weight-complex="bold"/>
    </style:style>
    <style:style style:name="P14" style:family="paragraph" style:parent-style-name="Table_20_Contents">
      <style:text-properties fo:font-size="11pt" fo:font-weight="bold" officeooo:rsid="0013acc1" officeooo:paragraph-rsid="0013acc1" style:font-size-asian="11pt" style:font-weight-asian="bold" style:font-size-complex="11pt" style:font-weight-complex="bold"/>
    </style:style>
    <style:style style:name="P15" style:family="paragraph" style:parent-style-name="Table_20_Contents">
      <style:text-properties fo:font-size="11pt" fo:font-weight="bold" officeooo:rsid="00158e0a" officeooo:paragraph-rsid="00158e0a" style:font-size-asian="11pt" style:font-weight-asian="bold" style:font-size-complex="11pt" style:font-weight-complex="bold"/>
    </style:style>
    <style:style style:name="P16" style:family="paragraph" style:parent-style-name="Table_20_Contents">
      <style:text-properties fo:font-size="11pt" fo:font-weight="bold" officeooo:rsid="001750b2" officeooo:paragraph-rsid="001750b2" style:font-size-asian="11pt" style:font-weight-asian="bold" style:font-size-complex="11pt" style:font-weight-complex="bold"/>
    </style:style>
    <style:style style:name="P17" style:family="paragraph" style:parent-style-name="Table_20_Contents">
      <style:text-properties fo:font-size="11pt" fo:font-weight="bold" officeooo:rsid="001808b3" officeooo:paragraph-rsid="001808b3" style:font-size-asian="11pt" style:font-weight-asian="bold" style:font-size-complex="11pt" style:font-weight-complex="bold"/>
    </style:style>
    <style:style style:name="P18" style:family="paragraph" style:parent-style-name="Table_20_Contents">
      <style:text-properties fo:font-size="11pt" fo:font-weight="bold" officeooo:rsid="00197dc4" officeooo:paragraph-rsid="00197dc4" style:font-size-asian="11pt" style:font-weight-asian="bold" style:font-size-complex="11pt" style:font-weight-complex="bold"/>
    </style:style>
    <style:style style:name="P19" style:family="paragraph" style:parent-style-name="Table_20_Contents">
      <style:text-properties fo:font-size="11pt" fo:font-weight="bold" officeooo:rsid="0019e324" officeooo:paragraph-rsid="0019e324" style:font-size-asian="11pt" style:font-weight-asian="bold" style:font-size-complex="11pt" style:font-weight-complex="bold"/>
    </style:style>
    <style:style style:name="P20" style:family="paragraph" style:parent-style-name="Table_20_Contents" style:list-style-name="L1">
      <style:text-properties fo:font-size="11pt" officeooo:rsid="001750b2" officeooo:paragraph-rsid="001750b2" style:font-size-asian="11pt" style:font-size-complex="11pt"/>
    </style:style>
    <style:style style:name="P21" style:family="paragraph" style:parent-style-name="Table_20_Contents" style:list-style-name="L2">
      <style:text-properties fo:font-size="11pt" officeooo:rsid="001808b3" officeooo:paragraph-rsid="001808b3" style:font-size-asian="11pt" style:font-size-complex="11pt"/>
    </style:style>
    <style:style style:name="P22" style:family="paragraph" style:parent-style-name="Table_20_Contents" style:list-style-name="L3">
      <style:text-properties fo:font-size="11pt" officeooo:rsid="001cd63c" officeooo:paragraph-rsid="001cd63c" style:font-size-asian="11pt" style:font-size-complex="11pt"/>
    </style:style>
    <style:style style:name="P23" style:family="paragraph" style:parent-style-name="Table_20_Contents">
      <style:text-properties fo:font-size="11pt" officeooo:rsid="00112dbb" officeooo:paragraph-rsid="00112dbb" style:font-size-asian="11pt" style:font-size-complex="11pt"/>
    </style:style>
    <style:style style:name="P24" style:family="paragraph" style:parent-style-name="Table_20_Contents">
      <style:text-properties fo:font-size="11pt" officeooo:rsid="001e79ba" officeooo:paragraph-rsid="001e79ba" style:font-size-asian="11pt" style:font-size-complex="11pt"/>
    </style:style>
    <style:style style:name="P25" style:family="paragraph" style:parent-style-name="Table_20_Contents" style:list-style-name="L1">
      <style:text-properties fo:font-size="11pt" officeooo:rsid="001e79ba" officeooo:paragraph-rsid="001e79ba" style:font-size-asian="11pt" style:font-size-complex="11pt"/>
    </style:style>
    <style:style style:name="T1" style:family="text">
      <style:text-properties officeooo:rsid="0012e085"/>
    </style:style>
    <style:style style:name="T2" style:family="text">
      <style:text-properties officeooo:rsid="00186aa5"/>
    </style:style>
    <style:style style:name="T3" style:family="text">
      <style:text-properties officeooo:rsid="001e79ba"/>
    </style:style>
    <style:style style:name="T4" style:family="text">
      <style:text-properties fo:language="en" fo:country="U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Lastenheft und </text:span>Pflichtenheft</text:p>
      <text:p text:style-name="P4">Teil 1: Lastenheft</text:p>
      <table:table table:name="Tabelle1" table:style-name="Tabelle1">
        <table:table-column table:style-name="Tabelle1.A"/>
        <table:table-column table:style-name="Tabelle1.B"/>
        <table:table-row>
          <table:table-cell table:style-name="Tabelle1.A1" office:value-type="string">
            <text:p text:style-name="P13">Überblick über das Projekt</text:p>
          </table:table-cell>
          <table:table-cell table:style-name="Tabelle1.B1" office:value-type="string">
            <text:p text:style-name="P23">Nachdem das Spiel „Flappy Bird“ die Mengen fasziniert, in die Abhängigkeit <text:span text:style-name="T3">getrieben </text:span>und beschäftigt hat, ist es an der Zeit, dass die <text:span text:style-name="T3">Menschheit</text:span> eine neue Beschäftigung und damit eine Möglichkeit, einen Mangel an Hobbys zu beseitigen, erhält.</text:p>
            <text:p text:style-name="P24">Es soll ein Tower Defense Spiel entwickelt werden, das die Massen</text:p>
            <text:p text:style-name="P24">begeistert.</text:p>
          </table:table-cell>
        </table:table-row>
        <table:table-row>
          <table:table-cell table:style-name="Tabelle1.A2" office:value-type="string">
            <text:p text:style-name="P14">Ist-Aufnahme</text:p>
          </table:table-cell>
          <table:table-cell table:style-name="Tabelle1.B2" office:value-type="string">
            <text:p text:style-name="P7">Durch bei jedem Mitglied des Teams vorhandene Notebooks und einen Internet-Zugang ist es möglich, ohne persönliche Treffen zu kommunizieren und über vorgenommene Änderungen am Quellcode in einem gemeinsamen Versionskontrollsystem Buch zu führen.</text:p>
          </table:table-cell>
        </table:table-row>
        <table:table-row>
          <table:table-cell table:style-name="Tabelle1.A2" office:value-type="string">
            <text:p text:style-name="P15">Schnittstellen</text:p>
          </table:table-cell>
          <table:table-cell table:style-name="Tabelle1.B2" office:value-type="string">
            <text:p text:style-name="P8">(?)</text:p>
          </table:table-cell>
        </table:table-row>
        <table:table-row>
          <table:table-cell table:style-name="Tabelle1.A2" office:value-type="string">
            <text:p text:style-name="P15">Soll-Zustand</text:p>
          </table:table-cell>
          <table:table-cell table:style-name="Tabelle1.B2" office:value-type="string">
            <text:p text:style-name="P6">Das Ziel ist<text:span text:style-name="T1"> </text:span>ein funktionierendes und spielbares Tower-Defense, welches die Spieler durch Farben begeistert und ihnen ermöglicht, Langeweile zu überbrücken.</text:p>
            <text:p text:style-name="P8">Über das Versionskontrollsystem Git sollen die Mitglieder des Teams ihre Änderungen an allen Dateien an die anderen Mitglieder weitergeben. </text:p>
            <text:p text:style-name="P8">Durch die Einteilung in verschiedene Levels und Schwierigkeitsstufen ist es ohne Probleme möglich, das Spiel nach einem Release zu erweitern bzw. auszubauen. </text:p>
          </table:table-cell>
        </table:table-row>
        <table:table-row>
          <table:table-cell table:style-name="Tabelle1.A2" office:value-type="string">
            <text:p text:style-name="P16">Sachliches Projektumfeld</text:p>
          </table:table-cell>
          <table:table-cell table:style-name="Tabelle1.B2" office:value-type="string">
            <text:p text:style-name="P9">(?)</text:p>
          </table:table-cell>
        </table:table-row>
        <table:table-row>
          <table:table-cell table:style-name="Tabelle1.A2" office:value-type="string">
            <text:p text:style-name="P16">Qualität</text:p>
          </table:table-cell>
          <table:table-cell table:style-name="Tabelle1.B2" office:value-type="string">
            <text:p text:style-name="P9">Qualitätsmerkmale:</text:p>
            <text:list xml:id="list3130510030310777061" text:style-name="L1">
              <text:list-item>
                <text:p text:style-name="P20">Laufen des Spiels ohne „Ruckeln“</text:p>
              </text:list-item>
              <text:list-item>
                <text:p text:style-name="P20">„Elegantes“ Bewegen der Figuren</text:p>
              </text:list-item>
              <text:list-item>
                <text:p text:style-name="P20">Spielspaß</text:p>
              </text:list-item>
              <text:list-item>
                <text:p text:style-name="P25">Wartbarkeit</text:p>
              </text:list-item>
            </text:list>
          </table:table-cell>
        </table:table-row>
        <table:table-row>
          <table:table-cell table:style-name="Tabelle1.A2" office:value-type="string">
            <text:p text:style-name="P16">Roll-out und Betrieb</text:p>
          </table:table-cell>
          <table:table-cell table:style-name="Tabelle1.B2" office:value-type="string">
            <text:p text:style-name="P9">(?)</text:p>
          </table:table-cell>
        </table:table-row>
        <table:table-row>
          <table:table-cell table:style-name="Tabelle1.A2" office:value-type="string">
            <text:p text:style-name="P16">Nachhaltigkeit</text:p>
          </table:table-cell>
          <table:table-cell table:style-name="Tabelle1.B2" office:value-type="string">
            <text:p text:style-name="P9">Da das Spiel eine Neuentwicklung ist und keine Ressourcen außer Strom verbraucht, sind Umweltaspekte und die Außerbetriebnahme des Alt-Systems nicht von Bedeutung.</text:p>
          </table:table-cell>
        </table:table-row>
        <table:table-row>
          <table:table-cell table:style-name="Tabelle1.A2" office:value-type="string">
            <text:p text:style-name="P17">Projekt- durchführung</text:p>
          </table:table-cell>
          <table:table-cell table:style-name="Tabelle1.B2" office:value-type="string">
            <text:p text:style-name="P10">(unfertig)</text:p>
            <text:list xml:id="list5901488599946918273" text:style-name="L2">
              <text:list-item>
                <text:p text:style-name="P21">Reporting und Planung über Git</text:p>
                <text:list>
                  <text:list-item>
                    <text:p text:style-name="P21">Issues, Commits, Wiki usw.</text:p>
                  </text:list-item>
                </text:list>
              </text:list-item>
              <text:list-item>
                <text:p text:style-name="P21">Einkauf nicht erforderlich</text:p>
              </text:list-item>
            </text:list>
          </table:table-cell>
        </table:table-row>
        <table:table-row>
          <table:table-cell table:style-name="Tabelle1.A2" office:value-type="string">
            <text:p text:style-name="P17">Anhänge</text:p>
          </table:table-cell>
          <table:table-cell table:style-name="Tabelle1.B2" office:value-type="string">
            <text:p text:style-name="P10">Bisher keine.</text:p>
          </table:table-cell>
        </table:table-row>
      </table:table>
      <text:p text:style-name="P1"/>
      <text:p text:style-name="P5">Teil 2: Pflichtenheft</text:p>
      <table:table table:name="Tabelle2" table:style-name="Tabelle2">
        <table:table-column table:style-name="Tabelle2.A"/>
        <table:table-column table:style-name="Tabelle2.B"/>
        <table:table-row>
          <table:table-cell table:style-name="Tabelle2.A1" table:number-columns-spanned="2" office:value-type="string">
            <text:p text:style-name="P18">Zusatz: Siehe komplettes Lastenheft</text:p>
          </table:table-cell>
          <table:covered-table-cell/>
        </table:table-row>
        <table:table-row>
          <table:table-cell table:style-name="Tabelle2.A2" office:value-type="string">
            <text:p text:style-name="P18">Lösungs- rahmen</text:p>
          </table:table-cell>
          <table:table-cell table:style-name="Tabelle2.B2" office:value-type="string">
            <text:p text:style-name="P11">(detaillierte Beschreibung unserer bisherigen Planung)</text:p>
          </table:table-cell>
        </table:table-row>
        <table:table-row>
          <table:table-cell table:style-name="Tabelle2.A2" office:value-type="string">
            <text:p text:style-name="P19">Beschreibung der Deliverables</text:p>
          </table:table-cell>
          <table:table-cell table:style-name="Tabelle2.B2" office:value-type="string">
            <text:p text:style-name="P24">Ziel ist die Entwicklung des Color-Defense für den PC, welches bis</text:p>
            <text:p text:style-name="P24">zum 23.06.2014 mit zehn Leveln und zwei unterschiedlichen</text:p>
            <text:p text:style-name="P24">Schwierigkeitsstufen ausgestattet einen möglichst breite Zielgruppe</text:p>
            <text:p text:style-name="P24">ansprechen soll.</text:p>
          </table:table-cell>
        </table:table-row>
        <table:table-row>
          <table:table-cell table:style-name="Tabelle2.A2" office:value-type="string">
            <text:p text:style-name="P19">Beschreibung der Entwicklungs- methodik</text:p>
          </table:table-cell>
          <table:table-cell table:style-name="Tabelle2.B2" office:value-type="string">
            <text:p text:style-name="P12">(Beschreibung der zu verwendenden Bibliotheken und der Art, wie das Programm umgesetzt werden soll)</text:p>
          </table:table-cell>
        </table:table-row>
        <table:table-row>
          <table:table-cell table:style-name="Tabelle2.A2" office:value-type="string">
            <text:p text:style-name="P19">Freigabe- und Abnahme-</text:p>
            <text:p text:style-name="P19">Prozess</text:p>
          </table:table-cell>
          <table:table-cell table:style-name="Tabelle2.B2" office:value-type="string">
            <text:p text:style-name="P12">Die Abnahme erfolgt durch Dozenten der Vorlesung „Projektmanagement“, dieser entscheidet auch über die Bewertung des Projektes.</text:p>
          </table:table-cell>
        </table:table-row>
        <table:table-row>
          <table:table-cell table:style-name="Tabelle2.A2" office:value-type="string">
            <text:p text:style-name="P19">Test</text:p>
          </table:table-cell>
          <table:table-cell table:style-name="Tabelle2.B2" office:value-type="string">
            <text:p text:style-name="P12">Der Test erfolgt, außer von Mitgliedern des Teams, durch freiwillige Testpersonen, sobald die ersten spielbaren Versionen des Programms verfügbar sind. Diese sollten danach Fragen beantworten oder einen Fragebogen ausfüllen.</text:p>
          </table:table-cell>
        </table:table-row>
        <table:table-row>
          <table:table-cell table:style-name="Tabelle2.A2" office:value-type="string">
            <text:p text:style-name="P19">Roll-out und Betrieb</text:p>
          </table:table-cell>
          <table:table-cell table:style-name="Tabelle2.B2" office:value-type="string">
            <text:p text:style-name="P12">(?)</text:p>
          </table:table-cell>
        </table:table-row>
        <table:table-row>
          <table:table-cell table:style-name="Tabelle2.A2" office:value-type="string">
            <text:p text:style-name="P19">Wartung und Betriebs- störungen</text:p>
          </table:table-cell>
          <table:table-cell table:style-name="Tabelle2.B2" office:value-type="string">
            <text:p text:style-name="P12">Nachdem das Spiel entwickelt und veröffentlich wurde, entscheidet der Erfolg des Spiels darüber, ob es weiterhin gewartet wird und ob danach auftauchende Fehler korrigiert werden. Aufgrund der Rentabilität lohnt es sich nicht, ein zu wenig erfolgreiches Spiel zu warten.</text:p>
          </table:table-cell>
        </table:table-row>
        <table:table-row>
          <table:table-cell table:style-name="Tabelle2.A2" office:value-type="string">
            <text:p text:style-name="P19">Aufwands- planung</text:p>
          </table:table-cell>
          <table:table-cell table:style-name="Tabelle2.B2" office:value-type="string">
            <text:p text:style-name="P24">(Work in <text:span text:style-name="T4">process</text:span>)</text:p>
          </table:table-cell>
        </table:table-row>
        <table:table-row>
          <table:table-cell table:style-name="Tabelle2.A2" office:value-type="string">
            <text:p text:style-name="P19">Projektplanung</text:p>
          </table:table-cell>
          <table:table-cell table:style-name="Tabelle2.B2" office:value-type="string">
            <text:list xml:id="list58120369464154049" text:style-name="L3">
              <text:list-item>
                <text:p text:style-name="P22">10.05.2014: Erster Prototyp</text:p>
              </text:list-item>
              <text:list-item>
                <text:p text:style-name="P22">17.05.2014: Alpha-Version</text:p>
              </text:list-item>
              <text:list-item>
                <text:p text:style-name="P22">Juni 2014: Final Release</text:p>
              </text:list-item>
            </text:list>
          </table:table-cell>
        </table:table-row>
        <table:table-row>
          <table:table-cell table:style-name="Tabelle2.A2" office:value-type="string">
            <text:p text:style-name="P19">Anhänge</text:p>
          </table:table-cell>
          <table:table-cell table:style-name="Tabelle2.B2" office:value-type="string">
            <text:p text:style-name="P24">(Work in process)</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Arial" svg:font-family="Arial" style:font-family-generic="swiss"/>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e" fo:country="DE"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Arial" fo:font-family="Arial" style:font-family-generic="swis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Dörfler</meta:initial-creator>
    <meta:creation-date>2014-05-14T15:54:07.714491119</meta:creation-date>
    <dc:date>2014-05-14T21:06:54.972493594</dc:date>
    <dc:creator>Marco Dörfler</dc:creator>
    <meta:editing-duration>PT36M40S</meta:editing-duration>
    <meta:editing-cycles>14</meta:editing-cycles>
    <meta:generator>LibreOffice/4.1.3.2$Linux_X86_64 LibreOffice_project/410m0$Build-2</meta:generator>
    <meta:document-statistic meta:table-count="2" meta:image-count="0" meta:object-count="0" meta:page-count="2" meta:paragraph-count="61" meta:word-count="405" meta:character-count="2968" meta:non-whitespace-character-count="2628"/>
  </office:meta>
</office:document-meta>
</file>